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3.2362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co9" style:family="table-column">
      <style:table-column-properties fo:break-before="auto" style:column-width="4.8575in"/>
    </style:style>
    <style:style style:name="co14" style:family="table-column">
      <style:table-column-properties fo:break-before="auto" style:column-width="2.6327in"/>
    </style:style>
    <style:style style:name="co15" style:family="table-column">
      <style:table-column-properties fo:break-before="auto" style:column-width="1.706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29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1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4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6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47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5" table:default-cell-style-name="ce13"/>
        <table:table-column table:style-name="co9" table:default-cell-style-name="ce13"/>
        <table:table-column table:style-name="co16" table:number-columns-repeated="16375" table:default-cell-style-name="ce13"/>
        <table:table-row table:style-name="ro1">
          <table:table-cell table:style-name="ce27" office:value-type="string" calcext:value-type="string">
            <text:p>PIN NUMBER</text:p>
          </table:table-cell>
          <table:table-cell table:style-name="ce27" office:value-type="string" calcext:value-type="string">
            <text:p>PIN NAME</text:p>
          </table:table-cell>
          <table:table-cell table:style-name="ce27" office:value-type="string" calcext:value-type="string">
            <text:p>PIN TYPE</text:p>
          </table:table-cell>
          <table:table-cell table:style-name="ce27" office:value-type="string" calcext:value-type="string">
            <text:p>SIGNAL NAME</text:p>
          </table:table-cell>
          <table:table-cell table:style-name="ce27" office:value-type="string" calcext:value-type="string">
            <text:p>SIGNAL TYPE</text:p>
          </table:table-cell>
          <table:table-cell table:style-name="ce27" office:value-type="string" calcext:value-type="string">
            <text:p>VOLTAGE</text:p>
          </table:table-cell>
          <table:table-cell table:style-name="ce27" office:value-type="string" calcext:value-type="string">
            <text:p>DIRECTION (IAW STM32)</text:p>
          </table:table-cell>
          <table:table-cell table:style-name="ce27" office:value-type="string" calcext:value-type="string">
            <text:p>STM32 RESOURCE</text:p>
          </table:table-cell>
          <table:table-cell table:style-name="ce27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2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2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E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PE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PE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PE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VBAT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VBA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PC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PC14-OSC32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IN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32KHZ OSCILLATOR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6" office:value-type="string" calcext:value-type="string">
            <text:p>PC15-OSC32_OUT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OUT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32KHZ OSCILLATOR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6" office:value-type="string" calcext:value-type="string">
            <text:p>PF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6" office:value-type="string" calcext:value-type="string">
            <text:p>PF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7" office:value-type="string" calcext:value-type="string">
            <text:p>PF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7" office:value-type="string" calcext:value-type="string">
            <text:p>PF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7" office:value-type="string" calcext:value-type="string">
            <text:p>PF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6" office:value-type="string" calcext:value-type="string">
            <text:p>PF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3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3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7" office:value-type="string" calcext:value-type="string">
            <text:p>PF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0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0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1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1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7" office:value-type="string" calcext:value-type="string">
            <text:p>PF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6" office:value-type="string" calcext:value-type="string">
            <text:p>PH0-OSC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10MHZ_DIST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OSCILLATOR IN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PH1-OSC_OUT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RST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NRST</text:p>
          </table:table-cell>
          <table:table-cell table:style-name="ce40" office:value-type="string" calcext:value-type="string">
            <text:p>SEND TO SWITCH THAT GNDS, NORMALLY PULLED UP TO VDD</text:p>
          </table:table-cell>
          <table:table-cell table:number-columns-repeated="3"/>
          <table:table-cell table:style-name="Default" table:number-columns-repeated="6"/>
          <table:table-cell table:number-columns-repeated="16366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 office:value-type="string" calcext:value-type="string">
            <text:p>USED FOR SPI1 CHIP SELECT TO FPGA</text:p>
          </table:table-cell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OSI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MOSI</text:p>
          </table:table-cell>
          <table:table-cell table:style-name="ce40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ISO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SPI2_MISO</text:p>
          </table:table-cell>
          <table:table-cell table:style-name="ce40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6" office:value-type="string" calcext:value-type="string">
            <text:p>PC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LASH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6" office:value-type="string" calcext:value-type="string">
            <text:p>VSS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A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6" office:value-type="string" calcext:value-type="string">
            <text:p>VREF+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6" office:value-type="string" calcext:value-type="string">
            <text:p>VDD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A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7" office:value-type="string" calcext:value-type="string">
            <text:p>PA0-WKUP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7" office:value-type="string" calcext:value-type="string">
            <text:p>PA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6" office:value-type="string" calcext:value-type="string">
            <text:p>PA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MCUTX_FTDI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USART2_TX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6" office:value-type="string" calcext:value-type="string">
            <text:p>PA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FTDITX_MCU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USART2_RX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1_MCU_AMUX1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1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16" office:value-type="string" calcext:value-type="string">
            <text:p>PA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2_MCU_AMUX3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2</text:p>
          </table:table-cell>
          <table:table-cell table:style-name="ce40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16" office:value-type="string" calcext:value-type="string">
            <text:p>PA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CAL-ADC_AMUX2_MCU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ADC1_IN6</text:p>
          </table:table-cell>
          <table:table-cell table:style-name="ce40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7" office:value-type="string" calcext:value-type="string">
            <text:p>PA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7" office:value-type="string" calcext:value-type="string">
            <text:p>PC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7" office:value-type="string" calcext:value-type="string">
            <text:p>PC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10"/>
          <table:table-cell table:number-columns-repeated="16363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7" office:value-type="string" calcext:value-type="string">
            <text:p>PB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7" office:value-type="string" calcext:value-type="string">
            <text:p>PB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4">
          <table:table-cell table:style-name="ce9" office:value-type="float" office:value="48" calcext:value-type="float">
            <text:p>48</text:p>
          </table:table-cell>
          <table:table-cell table:style-name="ce16" office:value-type="string" calcext:value-type="string">
            <text:p>PB2</text:p>
          </table:table-cell>
          <table:table-cell table:style-name="ce16" office:value-type="string" calcext:value-type="string">
            <text:p>I/O</text:p>
          </table:table-cell>
          <table:table-cell table:style-name="ce21" office:value-type="string" calcext:value-type="string">
            <text:p>GPIO_BOOT1_SW_MCU_3P3_L</text:p>
            <text:p>QSPI_CLK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21" office:value-type="string" calcext:value-type="string">
            <text:p>IN</text:p>
            <text:p>OUT</text:p>
          </table:table-cell>
          <table:table-cell table:style-name="ce21" office:value-type="string" calcext:value-type="string">
            <text:p>BOOT1</text:p>
            <text:p>QUADSPI_CLK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17" office:value-type="string" calcext:value-type="string">
            <text:p>PF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7" office:value-type="string" calcext:value-type="string">
            <text:p>PF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7" office:value-type="string" calcext:value-type="string">
            <text:p>PF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7" office:value-type="string" calcext:value-type="string">
            <text:p>PF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7" office:value-type="string" calcext:value-type="string">
            <text:p>PF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16" office:value-type="string" calcext:value-type="string">
            <text:p>PG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AMP-PD_MCU_AMP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7" office:value-type="string" calcext:value-type="string">
            <text:p>PG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16" office:value-type="string" calcext:value-type="string">
            <text:p>PE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FG_DONE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PIO_IN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16" office:value-type="string" calcext:value-type="string">
            <text:p>PE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PGARST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16" office:value-type="string" calcext:value-type="string">
            <text:p>PE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LK_EN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7" office:value-type="string" calcext:value-type="string">
            <text:p>PE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16" office:value-type="string" calcext:value-type="string">
            <text:p>PE1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16" office:value-type="string" calcext:value-type="string">
            <text:p>PE1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6" office:value-type="string" calcext:value-type="string">
            <text:p>PE1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100M-EN_MCU_100M-OSC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table:style-name="ce16" office:value-type="string" calcext:value-type="string">
            <text:p>PE1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W-SEL_MCU_CLKMU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17" office:value-type="string" calcext:value-type="string">
            <text:p>PE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16" office:value-type="string" calcext:value-type="string">
            <text:p>PB1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SCLK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SCK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7" office:value-type="string" calcext:value-type="string">
            <text:p>PB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16" office:value-type="string" calcext:value-type="string">
            <text:p>VCAP_1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17" office:value-type="string" calcext:value-type="string">
            <text:p>PB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style-name="ce17" office:value-type="string" calcext:value-type="string">
            <text:p>PB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7" office:value-type="string" calcext:value-type="string">
            <text:p>PB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7" office:value-type="string" calcext:value-type="string">
            <text:p>PB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ce16" office:value-type="string" calcext:value-type="string">
            <text:p>PD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RST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16" office:value-type="string" calcext:value-type="string">
            <text:p>PD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Q-UD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16" office:value-type="string" calcext:value-type="string">
            <text:p>PD1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W-CLK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17" office:value-type="string" calcext:value-type="string">
            <text:p>PD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7" office:value-type="string" calcext:value-type="string">
            <text:p>PD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17" office:value-type="string" calcext:value-type="string">
            <text:p>PD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85" calcext:value-type="float">
            <text:p>85</text:p>
          </table:table-cell>
          <table:table-cell table:style-name="ce17" office:value-type="string" calcext:value-type="string">
            <text:p>PD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6" calcext:value-type="float">
            <text:p>86</text:p>
          </table:table-cell>
          <table:table-cell table:style-name="ce17" office:value-type="string" calcext:value-type="string">
            <text:p>PD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17" office:value-type="string" calcext:value-type="string">
            <text:p>PG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16" office:value-type="string" calcext:value-type="string">
            <text:p>PG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16" office:value-type="string" calcext:value-type="string">
            <text:p>PG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16" office:value-type="string" calcext:value-type="string">
            <text:p>PG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NCS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QUADSPI_BK1_NC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table:style-name="ce17" office:value-type="string" calcext:value-type="string">
            <text:p>PG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style-name="ce17" office:value-type="string" calcext:value-type="string">
            <text:p>PG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16" office:value-type="string" calcext:value-type="string">
            <text:p>VDDUSB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6" calcext:value-type="float">
            <text:p>96</text:p>
          </table:table-cell>
          <table:table-cell table:style-name="ce17" office:value-type="string" calcext:value-type="string">
            <text:p>PC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7" calcext:value-type="float">
            <text:p>97</text:p>
          </table:table-cell>
          <table:table-cell table:style-name="ce17" office:value-type="string" calcext:value-type="string">
            <text:p>PC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7" office:value-type="string" calcext:value-type="string">
            <text:p>PC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7" office:value-type="string" calcext:value-type="string">
            <text:p>PC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7" office:value-type="string" calcext:value-type="string">
            <text:p>PA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17" office:value-type="string" calcext:value-type="string">
            <text:p>PA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7" office:value-type="string" calcext:value-type="string">
            <text:p>PA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7" office:value-type="string" calcext:value-type="string">
            <text:p>PA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7" office:value-type="string" calcext:value-type="string">
            <text:p>PA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16" office:value-type="string" calcext:value-type="string">
            <text:p>PA1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M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M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6" office:value-type="string" calcext:value-type="string">
            <text:p>VCAP_2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16" office:value-type="string" calcext:value-type="string">
            <text:p>PA1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CK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CK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16" office:value-type="string" calcext:value-type="string">
            <text:p>PA1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I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DI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17" office:value-type="string" calcext:value-type="string">
            <text:p>PC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7" office:value-type="string" calcext:value-type="string">
            <text:p>PC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3" calcext:value-type="float">
            <text:p>113</text:p>
          </table:table-cell>
          <table:table-cell table:style-name="ce17" office:value-type="string" calcext:value-type="string">
            <text:p>PC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14" calcext:value-type="float">
            <text:p>114</text:p>
          </table:table-cell>
          <table:table-cell table:style-name="ce16" office:value-type="string" calcext:value-type="string">
            <text:p>PD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0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16" office:value-type="string" calcext:value-type="string">
            <text:p>PD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1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2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3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18" calcext:value-type="float">
            <text:p>118</text:p>
          </table:table-cell>
          <table:table-cell table:style-name="ce16" office:value-type="string" calcext:value-type="string">
            <text:p>PD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4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19" calcext:value-type="float">
            <text:p>119</text:p>
          </table:table-cell>
          <table:table-cell table:style-name="ce16" office:value-type="string" calcext:value-type="string">
            <text:p>PD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5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16" office:value-type="string" calcext:value-type="string">
            <text:p>PD6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6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16" office:value-type="string" calcext:value-type="string">
            <text:p>PD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7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12" office:value-type="float" office:value="124" calcext:value-type="float">
            <text:p>124</text:p>
          </table:table-cell>
          <table:table-cell table:style-name="ce17" office:value-type="string" calcext:value-type="string">
            <text:p>PG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5" calcext:value-type="float">
            <text:p>125</text:p>
          </table:table-cell>
          <table:table-cell table:style-name="ce17" office:value-type="string" calcext:value-type="string">
            <text:p>PG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17" office:value-type="string" calcext:value-type="string">
            <text:p>PG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7" calcext:value-type="float">
            <text:p>127</text:p>
          </table:table-cell>
          <table:table-cell table:style-name="ce17" office:value-type="string" calcext:value-type="string">
            <text:p>PG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17" office:value-type="string" calcext:value-type="string">
            <text:p>PG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9" calcext:value-type="float">
            <text:p>129</text:p>
          </table:table-cell>
          <table:table-cell table:style-name="ce17" office:value-type="string" calcext:value-type="string">
            <text:p>PG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31" calcext:value-type="float">
            <text:p>13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17" office:value-type="string" calcext:value-type="string">
            <text:p>PG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3" calcext:value-type="float">
            <text:p>133</text:p>
          </table:table-cell>
          <table:table-cell table:style-name="ce16" office:value-type="string" calcext:value-type="string">
            <text:p>PB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O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JTAG_TDO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7" office:value-type="string" calcext:value-type="string">
            <text:p>PB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35" calcext:value-type="float">
            <text:p>135</text:p>
          </table:table-cell>
          <table:table-cell table:style-name="ce17" office:value-type="string" calcext:value-type="string">
            <text:p>PB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6" calcext:value-type="float">
            <text:p>136</text:p>
          </table:table-cell>
          <table:table-cell table:style-name="ce16" office:value-type="string" calcext:value-type="string">
            <text:p>PB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CL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21" office:value-type="string" calcext:value-type="string">
            <text:p>I2C1_SCL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37" calcext:value-type="float">
            <text:p>137</text:p>
          </table:table-cell>
          <table:table-cell table:style-name="ce16" office:value-type="string" calcext:value-type="string">
            <text:p>PB7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DA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I2C1_SDA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16" office:value-type="string" calcext:value-type="string">
            <text:p>BOOT0</text:p>
          </table:table-cell>
          <table:table-cell table:style-name="ce16" office:value-type="string" calcext:value-type="string">
            <text:p>Boot</text:p>
          </table:table-cell>
          <table:table-cell table:style-name="ce18" office:value-type="string" calcext:value-type="string">
            <text:p>GPIO_BOOT0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BOOT0</text:p>
          </table:table-cell>
          <table:table-cell table:style-name="ce16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12" office:value-type="float" office:value="139" calcext:value-type="float">
            <text:p>139</text:p>
          </table:table-cell>
          <table:table-cell table:style-name="ce17" office:value-type="string" calcext:value-type="string">
            <text:p>PB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0" calcext:value-type="float">
            <text:p>140</text:p>
          </table:table-cell>
          <table:table-cell table:style-name="ce17" office:value-type="string" calcext:value-type="string">
            <text:p>PB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1" calcext:value-type="float">
            <text:p>141</text:p>
          </table:table-cell>
          <table:table-cell table:style-name="ce17" office:value-type="string" calcext:value-type="string">
            <text:p>PE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2" calcext:value-type="float">
            <text:p>142</text:p>
          </table:table-cell>
          <table:table-cell table:style-name="ce17" office:value-type="string" calcext:value-type="string">
            <text:p>PE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16" office:value-type="string" calcext:value-type="string">
            <text:p>PDR_ON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PDRON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 DOWN RESET</text:p>
          </table:table-cell>
          <table:table-cell table:style-name="ce16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43"/>
        <table:table-column table:style-name="co2" table:default-cell-style-name="ce45"/>
        <table:table-column table:style-name="co3" table:default-cell-style-name="ce45"/>
        <table:table-column table:style-name="co11" table:default-cell-style-name="ce48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12" table:default-cell-style-name="ce44"/>
        <table:table-column table:style-name="co13" table:default-cell-style-name="ce43"/>
        <table:table-column table:style-name="co9" table:default-cell-style-name="ce45"/>
        <table:table-row table:style-name="ro1">
          <table:table-cell table:style-name="ce42" office:value-type="string" calcext:value-type="string">
            <text:p>PIN NUMBER</text:p>
          </table:table-cell>
          <table:table-cell table:style-name="ce42" office:value-type="string" calcext:value-type="string">
            <text:p>PIN NAME</text:p>
          </table:table-cell>
          <table:table-cell table:style-name="ce42" office:value-type="string" calcext:value-type="string">
            <text:p>PIN TYPE</text:p>
          </table:table-cell>
          <table:table-cell table:style-name="ce42" office:value-type="string" calcext:value-type="string">
            <text:p>SIGNAL NAME</text:p>
          </table:table-cell>
          <table:table-cell table:style-name="ce42" office:value-type="string" calcext:value-type="string">
            <text:p>SIGNAL TYPE</text:p>
          </table:table-cell>
          <table:table-cell table:style-name="ce42" office:value-type="string" calcext:value-type="string">
            <text:p>VOLTAGE</text:p>
          </table:table-cell>
          <table:table-cell table:style-name="ce42" office:value-type="string" calcext:value-type="string">
            <text:p>DIRECTION (IAW FPGA)</text:p>
          </table:table-cell>
          <table:table-cell table:style-name="ce42" office:value-type="string" calcext:value-type="string">
            <text:p>DIFFERNETIAL PAIR</text:p>
          </table:table-cell>
          <table:table-cell table:style-name="ce42" office:value-type="string" calcext:value-type="string">
            <text:p>FPGA BANK</text:p>
          </table:table-cell>
          <table:table-cell table:style-name="ce42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45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43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IOB_6a</text:p>
          </table:table-cell>
          <table:table-cell table:style-name="ce46" office:value-type="string" calcext:value-type="string">
            <text:p>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TRUE_of_IOB_9b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6" office:value-type="string" calcext:value-type="string">
            <text:p>IOB_9b</text:p>
          </table:table-cell>
          <table:table-cell table:style-name="ce46" office:value-type="string" calcext:value-type="string">
            <text:p>D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N/A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6" office:value-type="string" calcext:value-type="string">
            <text:p>IOB_8a</text:p>
          </table:table-cell>
          <table:table-cell table:style-name="ce46" office:value-type="string" calcext:value-type="string">
            <text:p>D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COMP_of_IOB_12a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45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6" office:value-type="string" calcext:value-type="string">
            <text:p>IOB_13b</text:p>
          </table:table-cell>
          <table:table-cell table:style-name="ce46" office:value-type="string" calcext:value-type="string">
            <text:p>D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N/A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47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style-name="ce49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table:style-name="ce44" office:value-type="float" office:value="13" calcext:value-type="float">
            <text:p>13</text:p>
          </table:table-cell>
          <table:table-cell table:style-name="ce46" office:value-type="string" calcext:value-type="string">
            <text:p>IOB_24a</text:p>
          </table:table-cell>
          <table:table-cell table:style-name="ce46" office:value-type="string" calcext:value-type="string">
            <text:p>D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N/A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40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40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40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40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44" office:value-type="float" office:value="18" calcext:value-type="float">
            <text:p>18</text:p>
          </table:table-cell>
          <table:table-cell table:style-name="ce46" office:value-type="string" calcext:value-type="string">
            <text:p>IOB_31b</text:p>
          </table:table-cell>
          <table:table-cell table:style-name="ce46" office:value-type="string" calcext:value-type="string">
            <text:p>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COMP_of_IOB_24a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table:style-name="ce44" office:value-type="float" office:value="19" calcext:value-type="float">
            <text:p>19</text:p>
          </table:table-cell>
          <table:table-cell table:style-name="ce46" office:value-type="string" calcext:value-type="string">
            <text:p>IOB_29b</text:p>
          </table:table-cell>
          <table:table-cell table:style-name="ce46" office:value-type="string" calcext:value-type="string">
            <text:p>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COMP_of_IOB_22a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46" office:value-type="string" calcext:value-type="string">
            <text:p>IOB_25b_G3</text:p>
          </table:table-cell>
          <table:table-cell table:style-name="ce46" office:value-type="string" calcext:value-type="string">
            <text:p>DPIO/GBIN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N/A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table:style-name="ce44" office:value-type="float" office:value="21" calcext:value-type="float">
            <text:p>21</text:p>
          </table:table-cell>
          <table:table-cell table:style-name="ce46" office:value-type="string" calcext:value-type="string">
            <text:p>IOB_23b</text:p>
          </table:table-cell>
          <table:table-cell table:style-name="ce46" office:value-type="string" calcext:value-type="string">
            <text:p>D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TRUE_of_IOT_36b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43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43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43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43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3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" office:value-type="float" office:value="44" calcext:value-type="float">
            <text:p>44</text:p>
          </table:table-cell>
          <table:table-cell table:style-name="ce46" office:value-type="string" calcext:value-type="string">
            <text:p>IOB_3b_G6</text:p>
          </table:table-cell>
          <table:table-cell table:style-name="ce46" office:value-type="string" calcext:value-type="string">
            <text:p>DPIO/GBIN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N/A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4" office:value-type="float" office:value="45" calcext:value-type="float">
            <text:p>45</text:p>
          </table:table-cell>
          <table:table-cell table:style-name="ce46" office:value-type="string" calcext:value-type="string">
            <text:p>IOB_5b</text:p>
          </table:table-cell>
          <table:table-cell table:style-name="ce46" office:value-type="string" calcext:value-type="string">
            <text:p>D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TRUE_of_IOB_3b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4" office:value-type="float" office:value="46" calcext:value-type="float">
            <text:p>46</text:p>
          </table:table-cell>
          <table:table-cell table:style-name="ce46" office:value-type="string" calcext:value-type="string">
            <text:p>IOB_0a</text:p>
          </table:table-cell>
          <table:table-cell table:style-name="ce46" office:value-type="string" calcext:value-type="string">
            <text:p>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TRUE_of_IOB_5b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4" office:value-type="float" office:value="47" calcext:value-type="float">
            <text:p>47</text:p>
          </table:table-cell>
          <table:table-cell table:style-name="ce46" office:value-type="string" calcext:value-type="string">
            <text:p>IOB_2a</text:p>
          </table:table-cell>
          <table:table-cell table:style-name="ce46" office:value-type="string" calcext:value-type="string">
            <text:p>D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TRUE_of_IOB_11b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4" office:value-type="float" office:value="48" calcext:value-type="float">
            <text:p>48</text:p>
          </table:table-cell>
          <table:table-cell table:style-name="ce46" office:value-type="string" calcext:value-type="string">
            <text:p>IOB_4a</text:p>
          </table:table-cell>
          <table:table-cell table:style-name="ce46" office:value-type="string" calcext:value-type="string">
            <text:p>DPIO</text:p>
          </table:table-cell>
          <table:table-cell table:style-name="ce46" office:value-type="string" calcext:value-type="string">
            <text:p>NC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/>
          <table:table-cell office:value-type="string" calcext:value-type="string">
            <text:p>COMP_of_IOB_10a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45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4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45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4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45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44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3:18:37.720002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12-28T13:20:19.987069066</dc:date>
    <meta:editing-duration>PT11H10M33S</meta:editing-duration>
    <meta:editing-cycles>132</meta:editing-cycles>
    <meta:generator>LibreOffice/24.2.7.2$Linux_X86_64 LibreOffice_project/420$Build-2</meta:generator>
    <meta:document-statistic meta:table-count="2" meta:cell-count="1364" meta:object-count="0"/>
  </office:meta>
</office:document-meta>
</file>